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Инструменты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База данных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Подпись объектов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оздать блоки по таблице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равнить объекты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равнить проекты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Показать списки входов-выходов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Таблица параметров субмодели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Информация о файле проекта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2">Графический редактор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Настройка...</text:p>
                </table:table-cell>
                <table:table-cell table:style-name="Table2.B2" office:value-type="string">
                  <text:p text:style-name="P1">Настройка вызова внешних программ из редактора схем. Позволяет добавлять в меню «<text:span text:style-name="T1">Инструменты</text:span>» дополнительные пункты.</text:p>
                </table:table-cell>
              </table:table-row>
              <table:table-row>
                <table:table-cell table:style-name="Table2.A2" office:value-type="string">
                  <text:p text:style-name="P2">Сервер удалённого расчёта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Настройка утилит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Редактор таблиц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Генератор свойств газов для ТРР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Калькулятор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Транслитерация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генерировать программу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Редактор рестарта БД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струменты</dc:title>
    <dc:date>2016-04-28T12:24:07.56</dc:date>
    <meta:generator>OpenOffice/4.1.1$Win32 OpenOffice.org_project/411m6$Build-9775</meta:generator>
    <meta:editing-duration>PT12H18M21S</meta:editing-duration>
    <meta:editing-cycles>155</meta:editing-cycles>
    <meta:document-statistic meta:table-count="2" meta:image-count="0" meta:object-count="0" meta:page-count="1" meta:paragraph-count="22" meta:word-count="63" meta:character-count="529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